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" svg:font-family="'EB Garamond 08'" style:font-adornments="Bold" style:font-pitch="variable"/>
    <style:font-face style:name="cmsy10" svg:font-family="cmsy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5cm" draw:marker-end-width="0.5cm" draw:fill-color="#ffffff" draw:textarea-horizontal-align="justify" draw:textarea-vertical-align="middle" draw:auto-grow-height="false" fo:min-height="1.291cm" fo:min-width="1.02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0000ff" draw:marker-start-width="0.8cm" draw:marker-end="Symmetric_20_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00ff" draw:marker-start-width="0.8cm" draw:marker-end="Symmetric_20_Arrow" draw:marker-end-width="0.9cm" draw:fill="none" draw:fill-color="#0000ff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46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ff"/>
      <style:paragraph-properties fo:text-align="center"/>
    </style:style>
    <style:style style:name="P4" style:family="paragraph">
      <style:text-properties fo:color="#ff3333" style:font-name="EB Garamond 08" fo:font-size="4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ff3333" style:font-name="EB Garamond 08" fo:font-size="48pt" fo:font-weight="bold" style:font-size-asian="18pt" style:font-weight-asian="bold" style:font-size-complex="18pt" style:font-weight-complex="bold"/>
    </style:style>
    <style:style style:name="P6" style:family="paragraph">
      <style:text-properties fo:color="#0000cc" style:font-name="cmsy10" fo:font-size="4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color="#0000cc" style:font-name="cmsy10" fo:font-size="4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0000"/>
      <style:paragraph-properties fo:text-align="center"/>
    </style:style>
    <style:style style:name="T1" style:family="text">
      <style:text-properties fo:color="#ff3333" style:font-name="EB Garamond 08" fo:font-size="48pt" fo:font-weight="bold" style:font-size-asian="18pt" style:font-weight-asian="bold" style:font-size-complex="18pt" style:font-weight-complex="bold"/>
    </style:style>
    <style:style style:name="T2" style:family="text">
      <style:text-properties fo:color="#0000cc" style:font-name="cmsy10" fo:font-size="4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96cm" svg:height="2.321cm" svg:x="8.281cm" svg:y="8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319cm" svg:y1="10.039cm" svg:x2="14.6cm" svg:y2="10.039cm">
          <text:p/>
        </draw:line>
        <draw:line draw:style-name="gr3" draw:text-style-name="P3" draw:layer="layout" svg:x1="9.414cm" svg:y1="10.039cm" svg:x2="9.414cm" svg:y2="4.7cm">
          <text:p/>
        </draw:line>
        <draw:frame draw:style-name="gr4" draw:text-style-name="P5" draw:layer="layout" svg:width="3.3cm" svg:height="2.4cm" svg:x="8.7cm" svg:y="11.4cm">
          <draw:text-box>
            <text:p text:style-name="P4"><text:span text:style-name="T1">Z</text:span></text:p>
          </draw:text-box>
        </draw:frame>
        <draw:frame draw:style-name="gr5" draw:text-style-name="P7" draw:layer="layout" svg:width="2.2cm" svg:height="3.198cm" svg:x="12.6cm" svg:y="10.5cm">
          <draw:text-box>
            <text:p text:style-name="P6"><text:span text:style-name="T2">X</text:span></text:p>
          </draw:text-box>
        </draw:frame>
        <draw:frame draw:style-name="gr6" draw:text-style-name="P7" draw:layer="layout" svg:width="1.5cm" svg:height="3.198cm" svg:x="7.3cm" svg:y="4.9cm">
          <draw:text-box>
            <text:p text:style-name="P6"><text:span text:style-name="T2">Y</text:span></text:p>
          </draw:text-box>
        </draw:frame>
        <draw:custom-shape draw:style-name="gr7" draw:text-style-name="P8" draw:layer="layout" svg:width="0.7cm" svg:height="0.7cm" svg:x="9.06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" svg:font-family="'EB Garamond 08'" style:font-adornments="Bold" style:font-pitch="variable"/>
    <style:font-face style:name="cmsy10" svg:font-family="cmsy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20:08:35.793966963</meta:creation-date>
    <dc:date>2018-08-10T10:20:20.622589884</dc:date>
    <meta:editing-duration>PT13H40M53S</meta:editing-duration>
    <meta:editing-cycles>1</meta:editing-cycles>
    <meta:document-statistic meta:object-count="7"/>
    <meta:generator>LibreOffice/5.1.2.2$Linux_X86_64 LibreOffice_project/10m0$Build-2</meta:generator>
  </office:meta>
</office:document-meta>
</file>